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center" draw:textarea-vertical-align="middle"/>
    </style:style>
    <style:style style:name="gr2" style:family="graphic" style:parent-style-name="standard">
      <style:graphic-properties draw:fill="solid" draw:fill-color="#8febff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99ccff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fill-color="#e6e6ff" draw:textarea-horizontal-align="center" draw:textarea-vertical-align="middle"/>
    </style:style>
    <style:style style:name="gr5" style:family="graphic" style:parent-style-name="standard">
      <style:graphic-properties draw:fill-color="#99ccff" draw:textarea-horizontal-align="center" draw:textarea-vertical-align="middle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fo:min-height="1.655cm" draw:shadow="hidden"/>
    </style:style>
    <style:style style:name="gr8" style:family="graphic" style:parent-style-name="standard">
      <style:graphic-properties draw:fill-color="#e6e6ff" draw:textarea-horizontal-align="center" draw:textarea-vertical-align="middle" draw:shadow="hidden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fill-color="#ffffff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2.54cm" svg:x="8.62cm" svg:y="6.08cm">
          <text:p text:style-name="P1">GlideinWMS</text:p>
          <text:p text:style-name="P1">Frontend</text:p>
        </draw:rect>
        <draw:rect draw:style-name="gr2" draw:text-style-name="P2" draw:id="id1" draw:layer="layout" svg:width="6.35cm" svg:height="2.54cm" svg:x="10.525cm" svg:y="9.89cm">
          <text:p text:style-name="P1"><text:span text:style-name="T1">Glidein Factory</text:span></text:p>
          <text:p text:style-name="P1"><text:span text:style-name="T1">&amp; WMS Pool</text:span></text:p>
        </draw:rect>
        <draw:rect draw:style-name="gr3" draw:text-style-name="P2" draw:layer="layout" svg:width="5.08cm" svg:height="2.54cm" svg:x="4.81cm" svg:y="9.89cm">
          <text:p text:style-name="P1"><text:span text:style-name="T1">User Pool</text:span></text:p>
          <text:p text:style-name="P1"><text:span text:style-name="T1">(Condor)</text:span></text:p>
        </draw:rect>
        <draw:ellipse draw:style-name="gr4" draw:text-style-name="P1" draw:id="id4" draw:layer="layout" svg:width="3.81cm" svg:height="3.175cm" svg:x="4.81cm" svg:y="14.335cm">
          <text:p/>
        </draw:ellipse>
        <draw:ellipse draw:style-name="gr4" draw:text-style-name="P1" draw:id="id3" draw:layer="layout" svg:width="3.81cm" svg:height="3.175cm" svg:x="8.62cm" svg:y="14.335cm">
          <text:p/>
        </draw:ellipse>
        <draw:ellipse draw:style-name="gr4" draw:text-style-name="P1" draw:id="id2" draw:layer="layout" svg:width="3.81cm" svg:height="3.175cm" svg:x="12.43cm" svg:y="14.335cm">
          <text:p/>
        </draw:ellipse>
        <draw:rect draw:style-name="gr5" draw:text-style-name="P1" draw:layer="layout" svg:width="3.81cm" svg:height="2.54cm" svg:x="13.065cm" svg:y="6.08cm">
          <text:p text:style-name="P1">CorralWMS</text:p>
          <text:p text:style-name="P1">Frontend</text:p>
        </draw:rect>
        <draw:connector draw:style-name="gr6" draw:text-style-name="P1" draw:layer="layout" svg:x1="13.7cm" svg:y1="12.43cm" svg:x2="14.335cm" svg:y2="14.335cm" draw:start-shape="id1" draw:start-glue-point="2" draw:end-shape="id2" draw:end-glue-point="0" svg:d="m13700 12430v953h635v952">
          <text:p/>
        </draw:connector>
        <draw:connector draw:style-name="gr6" draw:text-style-name="P1" draw:layer="layout" svg:x1="13.7cm" svg:y1="12.43cm" svg:x2="10.525cm" svg:y2="14.335cm" draw:start-shape="id1" draw:start-glue-point="2" draw:end-shape="id3" draw:end-glue-point="0" svg:d="m13700 12430v953h-3175v952">
          <text:p/>
        </draw:connector>
        <draw:connector draw:style-name="gr6" draw:text-style-name="P1" draw:layer="layout" svg:x1="13.7cm" svg:y1="12.43cm" svg:x2="6.715cm" svg:y2="14.335cm" draw:start-shape="id1" draw:start-glue-point="2" draw:end-shape="id4" draw:end-glue-point="0" svg:d="m13700 12430v953h-6985v952">
          <text:p/>
        </draw:connector>
        <draw:frame draw:style-name="gr7" draw:text-style-name="P3" draw:layer="layout" svg:width="6.35cm" svg:height="1.905cm" svg:x="7.985cm" svg:y="14.335cm">
          <draw:text-box>
            <text:p><text:span text:style-name="T2">Grid Sites</text:span></text:p>
          </draw:text-box>
        </draw:frame>
        <draw:line draw:style-name="gr6" draw:text-style-name="P1" draw:layer="layout" svg:x1="6.715cm" svg:y1="16.24cm" svg:x2="6.08cm" svg:y2="12.43cm">
          <text:p/>
        </draw:line>
        <draw:line draw:style-name="gr6" draw:text-style-name="P1" draw:layer="layout" svg:x1="10.525cm" svg:y1="16.24cm" svg:x2="7.35cm" svg:y2="12.43cm">
          <text:p/>
        </draw:line>
        <draw:line draw:style-name="gr6" draw:text-style-name="P1" draw:layer="layout" svg:x1="14.335cm" svg:y1="16.24cm" svg:x2="8.62cm" svg:y2="12.43cm">
          <text:p/>
        </draw:line>
        <draw:rect draw:style-name="gr8" draw:text-style-name="P4" draw:layer="layout" svg:width="3.175cm" svg:height="2.54cm" svg:x="4.81cm" svg:y="6.08cm">
          <text:p text:style-name="P1"><text:span text:style-name="T3">User</text:span></text:p>
          <text:p text:style-name="P1"><text:span text:style-name="T3">Jobs</text:span></text:p>
        </draw:rect>
        <draw:line draw:style-name="gr6" draw:text-style-name="P1" draw:layer="layout" svg:x1="6.08cm" svg:y1="8.62cm" svg:x2="6.08cm" svg:y2="9.89cm">
          <text:p/>
        </draw:line>
        <draw:line draw:style-name="gr6" draw:text-style-name="P1" draw:layer="layout" svg:x1="10.525cm" svg:y1="8.62cm" svg:x2="14.335cm" svg:y2="9.89cm">
          <text:p/>
        </draw:line>
        <draw:line draw:style-name="gr9" draw:text-style-name="P1" draw:layer="layout" svg:x1="14.97cm" svg:y1="8.62cm" svg:x2="14.335cm" svg:y2="9.89cm">
          <text:p/>
        </draw:line>
        <draw:line draw:style-name="gr6" draw:text-style-name="P1" draw:layer="layout" svg:x1="6.715cm" svg:y1="9.89cm" svg:x2="10.525cm" svg:y2="8.62cm">
          <text:p/>
        </draw:line>
        <draw:rect draw:style-name="gr10" draw:text-style-name="P1" draw:layer="layout" svg:width="2.54cm" svg:height="1.27cm" svg:x="5.445cm" svg:y="15.605cm">
          <text:p text:style-name="P1">Worker</text:p>
        </draw:rect>
        <draw:rect draw:style-name="gr10" draw:text-style-name="P1" draw:layer="layout" svg:width="2.54cm" svg:height="1.27cm" svg:x="9.255cm" svg:y="15.605cm">
          <text:p text:style-name="P1">Worker</text:p>
        </draw:rect>
        <draw:rect draw:style-name="gr10" draw:text-style-name="P1" draw:layer="layout" svg:width="2.54cm" svg:height="1.27cm" svg:x="13.065cm" svg:y="15.605cm">
          <text:p text:style-name="P1">Worker</text:p>
        </draw:rect>
        <draw:frame draw:style-name="gr11" draw:layer="layout" svg:width="0.635cm" svg:height="1.187cm" svg:x="19.415cm" svg:y="10.525cm">
          <draw:text-box>
            <text:p/>
          </draw:text-box>
        </draw:frame>
        <draw:line draw:style-name="gr12" draw:text-style-name="P1" draw:layer="layout" svg:x1="14.97cm" svg:y1="8.62cm" svg:x2="7.3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0-04T13:14:56</meta:creation-date>
    <dc:date>2010-10-14T14:25:16</dc:date>
    <meta:editing-duration>PT04H57M29S</meta:editing-duration>
    <meta:editing-cycles>11</meta:editing-cycles>
    <meta:generator>OpenOffice.org/3.1$Linux OpenOffice.org_project/310m19$Build-9420</meta:generator>
    <meta:document-statistic meta:object-count="24"/>
  </office:meta>
</office:document-meta>
</file>